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49B20000073D42EE1E55.svm"/>
  <manifest:file-entry manifest:media-type="" manifest:full-path="Pictures/2000000800001BB40000129C463FDC14.svm"/>
  <manifest:file-entry manifest:media-type="" manifest:full-path="Pictures/2000000800001BE90000073D1A4AF26C.svm"/>
  <manifest:file-entry manifest:media-type="" manifest:full-path="Pictures/200000080000126700000A8C309F1649.svm"/>
  <manifest:file-entry manifest:media-type="" manifest:full-path="Pictures/2000000800004B0A000002B1BA487C8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ing_20_1" style:master-page-name="Standard">
      <style:paragraph-properties fo:margin-top="0cm" fo:margin-bottom="0.106cm"/>
    </style:style>
    <style:style style:name="P2" style:family="paragraph" style:parent-style-name="Standard">
      <style:paragraph-properties fo:text-align="start" style:justify-single-word="false" fo:padding="0.049cm" fo:border="0.002cm solid #000000"/>
    </style:style>
    <style:style style:name="P3" style:family="paragraph" style:parent-style-name="Standard">
      <style:paragraph-properties fo:text-align="start" style:justify-single-word="false" fo:background-color="transparent" fo:padding="0.049cm" fo:border="0.002cm solid #000000">
        <style:background-image/>
      </style:paragraph-properties>
    </style:style>
    <style:style style:name="P4" style:family="paragraph" style:parent-style-name="Standard">
      <style:paragraph-properties fo:text-align="start" style:justify-single-word="false" fo:background-color="transparent" fo:padding="0.049cm" fo:border="0.002cm solid #000000">
        <style:background-image/>
      </style:paragraph-properties>
      <style:text-properties style:text-underline-style="none"/>
    </style:style>
    <style:style style:name="P5" style:family="paragraph" style:parent-style-name="Standard">
      <style:paragraph-properties fo:text-align="end" style:justify-single-word="false"/>
    </style:style>
    <style:style style:name="P6" style:family="paragraph" style:parent-style-name="Contents_20_1">
      <style:paragraph-properties>
        <style:tab-stops>
          <style:tab-stop style:position="18.944cm" style:type="right" style:leader-style="dotted" style:leader-text="."/>
        </style:tab-stops>
      </style:paragraph-properties>
    </style:style>
    <style:style style:name="P7" style:family="paragraph" style:parent-style-name="Contents_20_2">
      <style:paragraph-properties>
        <style:tab-stops>
          <style:tab-stop style:position="18.445cm" style:type="right" style:leader-style="dotted" style:leader-text="."/>
        </style:tab-stops>
      </style:paragraph-properties>
    </style:style>
    <style:style style:name="P8" style:family="paragraph" style:parent-style-name="code_20_source"/>
    <style:style style:name="P9" style:family="paragraph" style:parent-style-name="Header">
      <style:paragraph-properties>
        <style:tab-stops/>
      </style:paragraph-properties>
    </style:style>
    <style:style style:name="P10" style:family="paragraph" style:parent-style-name="Heading_20_1">
      <style:paragraph-properties fo:margin-left="0cm" fo:margin-right="0cm" fo:margin-top="0.423cm" fo:margin-bottom="0.106cm" fo:text-align="center" style:justify-single-word="false" fo:hyphenation-ladder-count="no-limit" fo:text-indent="0cm" style:auto-text-indent="false" fo:break-before="page" fo:padding-left="0.141cm" fo:padding-right="0.141cm" fo:padding-top="0.035cm" fo:padding-bottom="0.035cm" fo:border="0.002cm solid #000000"/>
      <style:text-properties fo:color="#0000ff" style:font-name="Courier New" fo:font-size="18pt" style:text-underline-style="none" fo:font-weight="bold" style:letter-kerning="true" style:font-size-asian="18pt" style:language-asian="fr" style:country-asian="FR" style:font-weight-asian="bold" fo:hyphenate="false" fo:hyphenation-remain-char-count="2" fo:hyphenation-push-char-count="2"/>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Heading_20_1">
      <style:paragraph-properties fo:background-color="#ffcc99">
        <style:background-image/>
      </style:paragraph-properties>
    </style:style>
    <style:style style:name="P16" style:family="paragraph" style:parent-style-name="Standard">
      <style:paragraph-properties fo:background-color="#ffcc99">
        <style:background-image/>
      </style:paragraph-properties>
    </style:style>
    <style:style style:name="P17" style:family="paragraph" style:parent-style-name="Standard" style:list-style-name="L6">
      <style:paragraph-properties fo:background-color="#ffcc99">
        <style:background-image/>
      </style:paragraph-properties>
    </style:style>
    <style:style style:name="P18" style:family="paragraph" style:parent-style-name="Heading_20_1"/>
    <style:style style:name="P19" style:family="paragraph">
      <style:paragraph-properties fo:text-align="center"/>
    </style:style>
    <style:style style:name="P20" style:family="paragraph" style:parent-style-name="Standard">
      <style:paragraph-properties fo:break-before="page"/>
    </style:style>
    <style:style style:name="P21" style:family="paragraph" style:parent-style-name="Heading_20_2"/>
    <style:style style:name="P22" style:family="paragraph" style:parent-style-name="Standard" style:list-style-name="L7"/>
    <style:style style:name="P23" style:family="paragraph" style:parent-style-name="Heading_20_3"/>
    <style:style style:name="P24" style:family="paragraph" style:parent-style-name="Standard">
      <style:text-properties fo:font-style="italic" style:font-style-asian="italic" style:font-style-complex="italic"/>
    </style:style>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style style:name="P28" style:family="paragraph" style:parent-style-name="Standard" style:list-style-name="L11"/>
    <style:style style:name="P29" style:family="paragraph" style:parent-style-name="Standard" style:list-style-name="L12"/>
    <style:style style:name="P30" style:family="paragraph" style:parent-style-name="Standard">
      <style:text-properties style:text-underline-style="solid" style:text-underline-width="auto" style:text-underline-color="font-color"/>
    </style:style>
    <style:style style:name="P3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align="center" text:enable-numbering="false" fo:text-indent="0cm"/>
    </style:style>
    <style:style style:name="P33" style:family="paragraph">
      <style:paragraph-properties fo:margin-left="0cm" fo:margin-right="0cm" fo:margin-top="0cm" fo:margin-bottom="0cm" fo:line-height="100%" text:enable-numbering="false" fo:text-indent="0cm"/>
    </style:style>
    <style:style style:name="P3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1pt" fo:font-style="italic" fo:text-shadow="none" style:text-underline-style="solid" style:text-underline-width="auto" style:text-underline-color="font-color" fo:font-weight="bold"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35" style:family="paragraph" style:parent-style-name="Standard">
      <style:paragraph-properties fo:margin-left="1.249cm" fo:margin-right="0cm" fo:text-indent="0cm" style:auto-text-indent="false"/>
    </style:style>
    <style:style style:name="P36" style:family="paragraph" style:parent-style-name="Standard" style:list-style-name="L13"/>
    <style:style style:name="P37" style:family="paragraph" style:parent-style-name="Standard">
      <style:paragraph-properties>
        <style:tab-stops/>
      </style:paragraph-properties>
    </style:style>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T1" style:family="text">
      <style:text-properties style:text-underline-style="none"/>
    </style:style>
    <style:style style:name="T2" style:family="text">
      <style:text-properties fo:background-color="#ffff00"/>
    </style:style>
    <style:style style:name="T3" style:family="text">
      <style:text-properties fo:background-color="transparent" style:font-size-complex="12pt"/>
    </style:style>
    <style:style style:name="T4" style:family="text">
      <style:text-properties fo:background-color="#99ccff" style:font-size-complex="12pt"/>
    </style:style>
    <style:style style:name="T5" style:family="text">
      <style:text-properties fo:background-color="#ffcc99"/>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use-window-font-color="true" style:text-outline="false" style:text-line-through-style="none" style:font-name="Arial2"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9" style:family="text">
      <style:text-properties style:use-window-font-color="true" style:text-outline="false" style:text-line-through-style="none" style:font-name="Arial2" fo:font-size="11pt" fo:font-style="italic" fo:text-shadow="none" style:text-underline-style="solid" style:text-underline-width="auto" style:text-underline-color="font-color" fo:font-weight="bold"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fo:font-style="italic" style:font-style-asian="italic" style:font-style-complex="italic"/>
    </style:style>
    <style:style style:name="T11" style:family="text">
      <style:text-properties fo:color="#ff0000"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2cm" text:min-label-width="0.635cm"/>
        <style:text-properties style:font-name="StarSymbol"/>
      </text:list-level-style-bullet>
      <text:list-level-style-bullet text:level="3" text:style-name="Bullet_20_Symbols" style:num-suffix="." text:bullet-char="–">
        <style:list-level-properties text:space-before="2.604cm" text:min-label-width="0.635cm"/>
        <style:text-properties style:font-name="StarSymbol"/>
      </text:list-level-style-bullet>
      <text:list-level-style-bullet text:level="4" text:style-name="Bullet_20_Symbols" style:num-suffix="." text:bullet-char="–">
        <style:list-level-properties text:space-before="3.905cm" text:min-label-width="0.635cm"/>
        <style:text-properties style:font-name="StarSymbol"/>
      </text:list-level-style-bullet>
      <text:list-level-style-bullet text:level="5" text:style-name="Bullet_20_Symbols" style:num-suffix="." text:bullet-char="–">
        <style:list-level-properties text:space-before="5.207cm" text:min-label-width="0.635cm"/>
        <style:text-properties style:font-name="StarSymbol"/>
      </text:list-level-style-bullet>
      <text:list-level-style-bullet text:level="6" text:style-name="Bullet_20_Symbols" style:num-suffix="." text:bullet-char="–">
        <style:list-level-properties text:space-before="6.509cm" text:min-label-width="0.635cm"/>
        <style:text-properties style:font-name="StarSymbol"/>
      </text:list-level-style-bullet>
      <text:list-level-style-bullet text:level="7" text:style-name="Bullet_20_Symbols" style:num-suffix="." text:bullet-char="–">
        <style:list-level-properties text:space-before="7.811cm" text:min-label-width="0.635cm"/>
        <style:text-properties style:font-name="StarSymbol"/>
      </text:list-level-style-bullet>
      <text:list-level-style-bullet text:level="8" text:style-name="Bullet_20_Symbols" style:num-suffix="." text:bullet-char="–">
        <style:list-level-properties text:space-before="9.112cm" text:min-label-width="0.635cm"/>
        <style:text-properties style:font-name="StarSymbol"/>
      </text:list-level-style-bullet>
      <text:list-level-style-bullet text:level="9" text:style-name="Bullet_20_Symbols" style:num-suffix="." text:bullet-char="–">
        <style:list-level-properties text:space-before="10.414cm" text:min-label-width="0.635cm"/>
        <style:text-properties style:font-name="StarSymbol"/>
      </text:list-level-style-bullet>
      <text:list-level-style-bullet text:level="10" text:style-name="Bullet_20_Symbols" style:num-suffix="." text:bullet-char="–">
        <style:list-level-properties text:space-before="11.716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Ultrafine_20_2_20_Dots_20_3_20_Dashes"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9" style:family="graphic">
      <style:graphic-properties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nuel d'Administration du module Fiche Technique Article </text:h>
      <text:p text:style-name="Standard"/>
      <text:p text:style-name="P2"/>
      <text:p text:style-name="P2">Validée par :</text:p>
      <text:p text:style-name="P2">Temps de la réalisation :</text:p>
      <text:p text:style-name="P3">Chemin d'accès de la Diffusion PDF:</text:p>
      <text:p text:style-name="P3">Type de Procédure: _<text:span text:style-name="T1">MANUEL_ ou _PTI_</text:span></text:p>
      <text:p text:style-name="P4"/>
      <text:p text:style-name="P5"/>
      <text:h text:style-name="Heading_20_1" text:outline-level="1">Présentation</text:h>
      <text:p text:style-name="Standard"/>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index-body>
      </text:table-of-content>
      <text:p text:style-name="Standard"/>
      <text:p text:style-name="P5"/>
      <text:p text:style-name="Standard"/>
      <text:h text:style-name="Heading_20_1" text:outline-level="1">Plan de Travail</text:h>
      <text:table-of-content text:style-name="Sect2" text:protected="true" text:name="Table des matières2">
        <text:table-of-content-source text:outline-level="2">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2_Head">
            <text:p text:style-name="Contents_20_Heading">Table des matières</text:p>
          </text:index-title>
          <text:p text:style-name="P6"><text:a xlink:type="simple" xlink:href="#1.Manuel d'Administration du module Fiche Technique Article |outline" text:style-name="Internet_20_link" text:visited-style-name="Internet_20_link">Manuel d'Administration du module Fiche Technique Article </text:a><text:tab/>1</text:p>
          <text:p text:style-name="P6"><text:a xlink:type="simple" xlink:href="#2.Présentation|outline" text:style-name="Internet_20_link" text:visited-style-name="Internet_20_link">Présentation</text:a><text:tab/>1</text:p>
          <text:p text:style-name="P6"><text:a xlink:type="simple" xlink:href="#3.Plan de Travail|outline" text:style-name="Internet_20_link" text:visited-style-name="Internet_20_link">Plan de Travail</text:a><text:tab/>1</text:p>
          <text:p text:style-name="P6"><text:a xlink:type="simple" xlink:href="#4.Pré-requis|outline" text:style-name="Internet_20_link" text:visited-style-name="Internet_20_link">Pré-requis</text:a><text:tab/>1</text:p>
          <text:p text:style-name="P7"><text:a xlink:type="simple" xlink:href="#4.1.Systèmes|outline" text:style-name="Internet_20_link" text:visited-style-name="Internet_20_link">Systèmes</text:a><text:tab/>1</text:p>
          <text:p text:style-name="P7"><text:a xlink:type="simple" xlink:href="#4.2.Matériels|outline" text:style-name="Internet_20_link" text:visited-style-name="Internet_20_link">Matériels</text:a><text:tab/>1</text:p>
          <text:p text:style-name="P7"><text:a xlink:type="simple" xlink:href="#4.3.Logiciels|outline" text:style-name="Internet_20_link" text:visited-style-name="Internet_20_link">Logiciels</text:a><text:tab/>1</text:p>
          <text:p text:style-name="P7"><text:a xlink:type="simple" xlink:href="#4.4.Droits d'accès|outline" text:style-name="Internet_20_link" text:visited-style-name="Internet_20_link">Droits d'accès</text:a><text:tab/>1</text:p>
          <text:p text:style-name="P7"><text:a xlink:type="simple" xlink:href="#4.5.Documents annexes|outline" text:style-name="Internet_20_link" text:visited-style-name="Internet_20_link">Documents annexes</text:a><text:tab/>1</text:p>
          <text:p text:style-name="P6"><text:a xlink:type="simple" xlink:href="#5.Règles typographiques|outline" text:style-name="Internet_20_link" text:visited-style-name="Internet_20_link">Règles typographiques</text:a><text:tab/>1</text:p>
          <text:p text:style-name="P6"><text:a xlink:type="simple" xlink:href="#6.Titre principal|outline" text:style-name="Internet_20_link" text:visited-style-name="Internet_20_link">Titre principal</text:a><text:tab/>1</text:p>
          <text:p text:style-name="P7"><text:a xlink:type="simple" xlink:href="#6.1.Titre|outline" text:style-name="Internet_20_link" text:visited-style-name="Internet_20_link">Titre</text:a><text:tab/>1</text:p>
          <text:p text:style-name="P6"><text:a xlink:type="simple" xlink:href="#Définitions|outline" text:style-name="Internet_20_link" text:visited-style-name="Internet_20_link">Définitions</text:a><text:tab/>1</text:p>
          <text:p text:style-name="P6"><text:a xlink:type="simple" xlink:href="#Droits d'accès aux niveau Modules et Processus|outline" text:style-name="Internet_20_link" text:visited-style-name="Internet_20_link">Droits d'accès aux niveau Modules et Processus</text:a><text:tab/>1</text:p>
          <text:p text:style-name="P7"><text:a xlink:type="simple" xlink:href="#Administration des Droits Globaux sur les actions du module FTA|outline" text:style-name="Internet_20_link" text:visited-style-name="Internet_20_link">Administration des Droits Globaux sur les actions du module FTA</text:a><text:tab/>1</text:p>
          <text:p text:style-name="P7"><text:a xlink:type="simple" xlink:href="#Administration des Processus du module FTA|outline" text:style-name="Internet_20_link" text:visited-style-name="Internet_20_link">Administration des Processus du module FTA</text:a><text:tab/>1</text:p>
          <text:p text:style-name="P6"><text:a xlink:type="simple" xlink:href="#Configuration des Processus(fta_processus)|outline" text:style-name="Internet_20_link" text:visited-style-name="Internet_20_link">Configuration des Processus(fta_processus)</text:a><text:tab/>1</text:p>
          <text:p text:style-name="P7"><text:a xlink:type="simple" xlink:href="#Processus Centralisé ou Répartie ?|outline" text:style-name="Internet_20_link" text:visited-style-name="Internet_20_link">Processus Centralisé ou Répartie ?</text:a><text:tab/>1</text:p>
          <text:p text:style-name="P6"><text:a xlink:type="simple" xlink:href="#Configuration des Chapitres(fta_chapitre)|outline" text:style-name="Internet_20_link" text:visited-style-name="Internet_20_link">Configuration des Chapitres(fta_chapitre)</text:a><text:tab/>1</text:p>
          <text:p text:style-name="P7"><text:a xlink:type="simple" xlink:href="#Attachement d'un Chapitre à un Processus|outline" text:style-name="Internet_20_link" text:visited-style-name="Internet_20_link">Attachement d'un Chapitre à un Processus</text:a><text:tab/>1</text:p>
          <text:p text:style-name="P7"><text:a xlink:type="simple" xlink:href="#Cas des chapitres de type « publics »|outline" text:style-name="Internet_20_link" text:visited-style-name="Internet_20_link">Cas des chapitres de type « publics »</text:a><text:tab/>1</text:p>
          <text:p text:style-name="P6"><text:a xlink:type="simple" xlink:href="#7.Configuration des Cycles de vie|outline" text:style-name="Internet_20_link" text:visited-style-name="Internet_20_link">Configuration des Cycles de vie</text:a><text:tab/>1</text:p>
          <text:p text:style-name="P7"><text:a xlink:type="simple" xlink:href="#7.1.Ressources|outline" text:style-name="Internet_20_link" text:visited-style-name="Internet_20_link">Ressources</text:a><text:tab/>1</text:p>
          <text:p text:style-name="P7"><text:a xlink:type="simple" xlink:href="#7.2.Exemple type « mono-processus »:|outline" text:style-name="Internet_20_link" text:visited-style-name="Internet_20_link">Exemple type « mono-processus »:</text:a><text:tab/>1</text:p>
          <text:p text:style-name="P7"><text:a xlink:type="simple" xlink:href="#7.3.Exemple type « workflow »:|outline" text:style-name="Internet_20_link" text:visited-style-name="Internet_20_link">Exemple type « workflow »:</text:a><text:tab/>1</text:p>
          <text:p text:style-name="P6"><text:a xlink:type="simple" xlink:href="#Fichier de Configuration (config.php)|outline" text:style-name="Internet_20_link" text:visited-style-name="Internet_20_link">Fichier de Configuration (config.php)</text:a><text:tab/>1</text:p>
          <text:p text:style-name="P7"><text:a xlink:type="simple" xlink:href="#7.4.Mode debug:|outline" text:style-name="Internet_20_link" text:visited-style-name="Internet_20_link">Mode debug:</text:a><text:tab/>1</text:p>
          <text:p text:style-name="P7"><text:a xlink:type="simple" xlink:href="#7.5.Activation du système de diffusion par mail|outline" text:style-name="Internet_20_link" text:visited-style-name="Internet_20_link">Activation du système de diffusion par mail</text:a><text:tab/>1</text:p>
          <text:p text:style-name="P6"><text:a xlink:type="simple" xlink:href="#Liste de diffusion|outline" text:style-name="Internet_20_link" text:visited-style-name="Internet_20_link">Liste de diffusion</text:a><text:tab/>1</text:p>
          <text:p text:style-name="P7"><text:a xlink:type="simple" xlink:href="#Activation de la liste de diffusion par mail au niveau Processus|outline" text:style-name="Internet_20_link" text:visited-style-name="Internet_20_link">Activation de la liste de diffusion par mail au niveau Processus</text:a><text:tab/>1</text:p>
          <text:p text:style-name="P7"><text:a xlink:type="simple" xlink:href="#Droits d'accès des utilisateurs|outline" text:style-name="Internet_20_link" text:visited-style-name="Internet_20_link">Droits d'accès des utilisateurs</text:a><text:tab/>1</text:p>
          <text:p text:style-name="P6"><text:a xlink:type="simple" xlink:href="#Création d'un nouveau Dossier Fiche Technique Article|outline" text:style-name="Internet_20_link" text:visited-style-name="Internet_20_link">Création d'un nouveau Dossier Fiche Technique Article</text:a><text:tab/>1</text:p>
          <text:p text:style-name="P7"><text:a xlink:type="simple" xlink:href="#- Création d'un dossier vierge|outline" text:style-name="Internet_20_link" text:visited-style-name="Internet_20_link">- Création d'un dossier vierge</text:a><text:tab/>1</text:p>
          <text:p text:style-name="P7"><text:a xlink:type="simple" xlink:href="#- Création à partir d'une Fiche Technique Article existante|outline" text:style-name="Internet_20_link" text:visited-style-name="Internet_20_link">- Création à partir d'une Fiche Technique Article existante</text:a><text:tab/>1</text:p>
          <text:p text:style-name="P6"><text:a xlink:type="simple" xlink:href="#Gestion des états de la Fiche Technique Article|outline" text:style-name="Internet_20_link" text:visited-style-name="Internet_20_link">Gestion des états de la Fiche Technique Article</text:a><text:tab/>1</text:p>
          <text:p text:style-name="P7"><text:a xlink:type="simple" xlink:href="#Validation d'une FTA|outline" text:style-name="Internet_20_link" text:visited-style-name="Internet_20_link">Validation d'une FTA</text:a><text:tab/>1</text:p>
          <text:p text:style-name="P7"><text:a xlink:type="simple" xlink:href="#7.6.Droits d'accès sur les transitions d'état (fta_transition)|outline" text:style-name="Internet_20_link" text:visited-style-name="Internet_20_link">Droits d'accès sur les transitions d'état (fta_transition)</text:a><text:tab/>1</text:p>
          <text:p text:style-name="P6"><text:a xlink:type="simple" xlink:href="#8.Passerelle de migration v1 --&gt; v2|outline" text:style-name="Internet_20_link" text:visited-style-name="Internet_20_link">Passerelle de migration v1 --&gt; v2</text:a><text:tab/>1</text:p>
          <text:p text:style-name="P7"><text:a xlink:type="simple" xlink:href="#8.1.Générer une FTA a partir d'un enregistrement access_arti2 déjà existant|outline" text:style-name="Internet_20_link" text:visited-style-name="Internet_20_link">Générer une FTA a partir d'un enregistrement access_arti2 déjà existant</text:a><text:tab/>1</text:p>
          <text:p text:style-name="P6"><text:a xlink:type="simple" xlink:href="#Dictionnaire des données|outline" text:style-name="Internet_20_link" text:visited-style-name="Internet_20_link">Dictionnaire des données</text:a><text:tab/>1</text:p>
          <text:p text:style-name="P7"><text:a xlink:type="simple" xlink:href="#Table access_arti2|outline" text:style-name="Internet_20_link" text:visited-style-name="Internet_20_link">Table access_arti2</text:a><text:tab/>1</text:p>
        </text:index-body>
      </text:table-of-content>
      <text:p text:style-name="Standard"/>
      <text:p text:style-name="P8">[ ] Etape1</text:p>
      <text:p text:style-name="P8">[ ] Etape2</text:p>
      <text:p text:style-name="P8">[ ] Etape suivante .....</text:p>
      <text:p text:style-name="Standard"/>
      <text:h text:style-name="Heading_20_1" text:outline-level="1">Pré-requis</text:h>
      <text:h text:style-name="Heading_20_2" text:outline-level="2">Systèmes</text:h>
      <text:p text:style-name="Standard"/>
      <text:p text:style-name="Standard">- </text:p>
      <text:h text:style-name="Heading_20_2" text:outline-level="2">Matériels</text:h>
      <text:p text:style-name="Standard"/>
      <text:p text:style-name="Standard">- </text:p>
      <text:h text:style-name="Heading_20_2" text:outline-level="2">Logiciels</text:h>
      <text:p text:style-name="Standard"/>
      <text:p text:style-name="P9">- </text:p>
      <text:h text:style-name="Heading_20_2" text:outline-level="2">Droits d'accès</text:h>
      <text:p text:style-name="Standard"/>
      <text:p text:style-name="P9">- </text:p>
      <text:h text:style-name="Heading_20_2" text:outline-level="2">Documents annexes</text:h>
      <text:p text:style-name="Standard"/>
      <text:p text:style-name="P9">- </text:p>
      <text:p text:style-name="P9"/>
      <text:p text:style-name="Standard"/>
      <text:h text:style-name="P10" text:outline-level="1">Règles typographiques</text:h>
      <text:p text:style-name="Standard"/>
      <text:list text:style-name="L2">
        <text:list-item>
          <text:p text:style-name="P11">le <text:span text:style-name="T2">texte sur fond jaune</text:span> est en cours de modification ou une intérrogation du lecteur.</text:p>
        </text:list-item>
      </text:list>
      <text:p text:style-name="Standard"/>
      <text:list text:style-name="L3">
        <text:list-item>
          <text:p text:style-name="P12"><text:span text:style-name="T3">le </text:span><text:span text:style-name="T4">texte sur fond bleu</text:span><text:span text:style-name="T3"> est un rajout par rapport à la dernière lecture. Il valide les demandes de modifications précédement surligné en jaune.</text:span></text:p>
        </text:list-item>
      </text:list>
      <text:p text:style-name="Standard"/>
      <text:list text:style-name="L4">
        <text:list-item>
          <text:p text:style-name="P13">Les intitulés des champs d'information des documents fournis sont toujours écrits [entre crochets]</text:p>
        </text:list-item>
      </text:list>
      <text:p text:style-name="Standard"/>
      <text:list text:style-name="L5">
        <text:list-item>
          <text:p text:style-name="P14">Les parties de la procédure <text:span text:style-name="T5">EN SAUMON</text:span> ne sont plus à réaliser.</text:p>
        </text:list-item>
      </text:list>
      <text:p text:style-name="Standard"/>
      <text:h text:style-name="Heading_20_1" text:outline-level="1">Titre principal</text:h>
      <text:p text:style-name="Standard"/>
      <text:h text:style-name="Heading_20_2" text:outline-level="2">Titre</text:h>
      <text:p text:style-name="Standard"/>
      <text:h text:style-name="Heading_20_3" text:outline-level="3">Sous-titre</text:h>
      <text:p text:style-name="Standard"/>
      <text:list text:style-name="List_20_1">
        <text:list-item text:start-value="1">
          <text:p text:style-name="code_20_source">code informatique ou lignes de commandes à saisir rigoureusement</text:p>
        </text:list-item>
      </text:list>
      <text:p text:style-name="Standard"><text:s/></text:p>
      <text:p text:style-name="Standard"/>
      <text:p text:style-name="ecran_5f_agrologic">ECRAN AGROLOGIC EN MODE TEXTE</text:p>
      <text:p text:style-name="ecran_5f_agrologic"/>
      <text:p text:style-name="ecran_5f_agrologic"><text:s text:c="13"/>A <text:s/>G <text:s/>R <text:s/>O <text:s/>L <text:s/>O <text:s/>G <text:s/>I <text:s/>C <text:s text:c="41"/></text:p>
      <text:p text:style-name="ecran_5f_agrologic">---------- <text:s text:c="12"/>V. 2 <text:s text:c="12"/>-- 20/07/05 <text:s/>11:20 ------ Niveau 0 -----</text:p>
      <text:p text:style-name="ecran_5f_agrologic">| <text:s text:c="77"/>|</text:p>
      <text:p text:style-name="ecran_5f_agrologic">| <text:s text:c="77"/>|</text:p>
      <text:p text:style-name="ecran_5f_agrologic">| <text:s text:c="9"/>1 » PARAMETRAGE GENERAL <text:s text:c="44"/>|</text:p>
      <text:p text:style-name="ecran_5f_agrologic">| <text:s text:c="9"/>2 » GESTION DES FICHIERS DE BASE <text:s text:c="35"/>|</text:p>
      <text:p text:style-name="ecran_5f_agrologic">| <text:s text:c="9"/>3 » TARIFICATION <text:s text:c="39"/>G <text:s text:c="10"/>|</text:p>
      <text:p text:style-name="ecran_5f_agrologic">| <text:s text:c="9"/>4 » GESTION DES COMMANDES <text:s text:c="42"/>|</text:p>
      <text:p text:style-name="ecran_5f_agrologic">| <text:s text:c="9"/>5 » TRAITEMENTS JOURNALIERS <text:s text:c="28"/>GII <text:s text:c="8"/>|</text:p>
      <text:p text:style-name="ecran_5f_agrologic">| <text:s text:c="9"/>6 » FACTURATION - RELEVES <text:s text:c="42"/>|</text:p>
      <text:p text:style-name="ecran_5f_agrologic">| <text:s text:c="9"/>7 » STATISTIQUES ET ETATS <text:s text:c="30"/>STAT <text:s text:c="7"/>|</text:p>
      <text:p text:style-name="ecran_5f_agrologic">| <text:s text:c="9"/>8 » GESTION DES REPRESENTANTS <text:s text:c="38"/>|</text:p>
      <text:p text:style-name="ecran_5f_agrologic">| <text:s text:c="9"/>9 » GESTION DES STOCKS <text:s text:c="45"/>|</text:p>
      <text:p text:style-name="ecran_5f_agrologic">| <text:s text:c="8"/>10 » GESTION EXPORTATION <text:s text:c="32"/>FANT <text:s text:c="7"/>|</text:p>
      <text:p text:style-name="ecran_5f_agrologic">| <text:s text:c="8"/>11 » GESTIONS DIVERSES <text:s text:c="46"/>|</text:p>
      <text:p text:style-name="ecran_5f_agrologic">| <text:s text:c="8"/>12 » TRAITEMENTS TELEMATIQUES - E.D.I. <text:s text:c="30"/>|</text:p>
      <text:p text:style-name="ecran_5f_agrologic">| <text:s text:c="8"/>13 » CONTROLES - RECONSTITUTIONS - EPURATIONS <text:s text:c="23"/>|</text:p>
      <text:p text:style-name="ecran_5f_agrologic">| <text:s text:c="8"/>14 - -------------------------------------------------- <text:s text:c="13"/>|</text:p>
      <text:p text:style-name="ecran_5f_agrologic">| <text:s text:c="8"/>15 - ARRET DE LA MACHINE <text:s text:c="44"/>|</text:p>
      <text:p text:style-name="ecran_5f_agrologic">| <text:s text:c="77"/>|</text:p>
      <text:p text:style-name="ecran_5f_agrologic">| [Fin]=Menu précédent <text:s/>S=Système <text:s/>D=Déconnexion : <text:s text:c="11"/>................ |</text:p>
      <text:p text:style-name="ecran_5f_agrologic">| <text:s text:c="77"/>|</text:p>
      <text:p text:style-name="ecran_5f_agrologic">-- SM 053 VPLAT PLAT ------------------- VERSION : 2.06.0411 ------ INFOLOGIC --</text:p>
      <text:h text:style-name="P15" text:outline-level="1" text:is-list-header="true">Définitions</text:h>
      <text:p text:style-name="P16"/>
      <text:list text:style-name="L6">
        <text:list-item>
          <text:p text:style-name="P17">Une Fiche Technique Article, notée par la suite « FTA », est un élément Intranet contenant l'ensemble des informations relatives aux Articles à la vente.</text:p>
        </text:list-item>
        <text:list-item>
          <text:p text:style-name="P17">Une FTA est composée de différents processus. Ces processus sont des entités indivisibles dans leur gestion. Ils sont affectés à des groupes d'utilisateurs qui prennent en charge leur maîtrise complète et exclusive.</text:p>
        </text:list-item>
        <text:list-item>
          <text:p text:style-name="P17">Pour plus clarté, les processus sont organisés en Chapitre d'information. Il s'agit d'un regroupement logique d'éléments d'informations.</text:p>
        </text:list-item>
        <text:list-item>
          <text:p text:style-name="P17">Une fois tous les chapitres d'un même Processus validés, ce processus est validé.</text:p>
        </text:list-item>
      </text:list>
      <text:p text:style-name="P16"/>
      <text:p text:style-name="P16"/>
      <text:p text:style-name="P16">Pour schématiser, on peut distinguer l'organisation des données de la façon suivante:</text:p>
      <text:p text:style-name="P16"/>
      <text:p text:style-name="P16"/>
      <text:p text:style-name="P16"><draw:frame draw:style-name="fr1" draw:name="Image1" text:anchor-type="paragraph" svg:width="4.711cm" svg:height="2.701cm" draw:z-index="0"><draw:image xlink:href="Pictures/200000080000126700000A8C309F1649.svm" xlink:type="simple" xlink:show="embed" xlink:actuate="onLoad"/></draw:frame></text:p>
      <text:p text:style-name="Standard"/>
      <text:h text:style-name="P18" text:outline-level="1" text:is-list-header="true">Droits d'accès aux niveau Modules et Processus</text:h>
      <text:p text:style-name="Standard"/>
      <text:p text:style-name="Standard"><draw:ellipse text:anchor-type="paragraph" draw:z-index="2" draw:style-name="gr1" draw:text-style-name="P19" svg:width="7.594cm" svg:height="3.174cm" svg:x="2.963cm" svg:y="0.333cm"><text:p/></draw:ellipse>L'affectation des droits sur le module s'effectue dans l'interface d'administration centralisée :</text:p>
      <text:p text:style-name="Standard"/>
      <text:p text:style-name="P20"><draw:frame draw:style-name="fr1" draw:name="Image2" text:anchor-type="paragraph" svg:width="18.867cm" svg:height="1.854cm" draw:z-index="1"><draw:image xlink:href="Pictures/20000008000049B20000073D42EE1E55.svm" xlink:type="simple" xlink:show="embed" xlink:actuate="onLoad"/></draw:frame></text:p>
      <text:h text:style-name="P21" text:outline-level="2" text:is-list-header="true">Administration des Droits Globaux sur les actions du module FTA</text:h>
      <text:p text:style-name="Standard"/>
      <text:list text:style-name="L7">
        <text:list-item>
          <text:p text:style-name="P22">Les Droits Globaux (existant dans tous les modules) sont les actions suivantes: Consultation, Modification et Impression</text:p>
        </text:list-item>
      </text:list>
      <text:p text:style-name="Standard"/>
      <text:h text:style-name="P23" text:outline-level="3" text:is-list-header="true">Consultation</text:h>
      <text:p text:style-name="Standard"/>
      <text:p text:style-name="Standard"><text:tab/>Cette Action permet l'accès au module.</text:p>
      <text:p text:style-name="Standard"/>
      <text:p text:style-name="Standard"><text:tab/>Oui: L'utilisateur pourra consulter les fiches Validées</text:p>
      <text:h text:style-name="P23" text:outline-level="3" text:is-list-header="true">Modification</text:h>
      <text:p text:style-name="Standard"/>
      <text:p text:style-name="P24"><text:tab/>En cours ...</text:p>
      <text:h text:style-name="P23" text:outline-level="3" text:is-list-header="true">Diffusion</text:h>
      <text:p text:style-name="Standard"/>
      <text:p text:style-name="P24"><text:tab/>En cours ...</text:p>
      <text:h text:style-name="P23" text:outline-level="3" text:is-list-header="true">Impression</text:h>
      <text:p text:style-name="Standard"/>
      <text:p text:style-name="P24"><text:tab/>En cours ...</text:p>
      <text:h text:style-name="P21" text:outline-level="2" text:is-list-header="true">Administration des Processus du module FTA</text:h>
      <text:p text:style-name="Standard"/>
      <text:list text:style-name="L8">
        <text:list-item>
          <text:p text:style-name="P25">Pour affecter un utilisateur à la gestion d'un processus, il suffit d'affecter le bon niveau d'accès (Oui ou Non) sur l'Action relative au processus.</text:p>
        </text:list-item>
      </text:list>
      <text:p text:style-name="Standard"/>
      <text:p text:style-name="Standard"/>
      <text:h text:style-name="P18" text:outline-level="1" text:is-list-header="true">Configuration des Processus(<text:a xlink:type="simple" xlink:href="http://avi1203.agis.fr/phpMyAdmin/tbl_properties_structure.php?lang=fr-iso-8859-1&amp;server=1&amp;db=agis_dev&amp;table=fta_processus">fta_processus</text:a>)</text:h>
      <text:p text:style-name="Standard"/>
      <text:h text:style-name="P21" text:outline-level="2" text:is-list-header="true">Processus Centralisé ou Répartie ?</text:h>
      <text:p text:style-name="Standard"/>
      <text:p text:style-name="Standard">Actuellement, Deux types d'organisation des processus sont possibles:</text:p>
      <text:p text:style-name="Standard"/>
      <text:h text:style-name="P23" text:outline-level="3" text:is-list-header="true">Le niveau 0: Processus Centralisé</text:h>
      <text:p text:style-name="Standard"/>
      <text:p text:style-name="Standard"><text:tab/>Ce processus n'est géré que par un seul groupe d'utilisateur. </text:p>
      <text:p text:style-name="Standard"/>
      <text:h text:style-name="P23" text:outline-level="3" text:is-list-header="true">Exemple: Processus Définition du Projet </text:h>
      <text:p text:style-name="Standard"/>
      <text:p text:style-name="Standard"><text:tab/>Ce processus n'est géré que par un groupe d'utilisateurs, les Assistantes de Direction Commerciale qui en centralisent la gestion. Peu importe les caractéristiques, toutes les FTA seront concernées par ce groupe d'utilisateurs</text:p>
      <text:p text:style-name="Standard"/>
      <text:p text:style-name="Standard"/>
      <text:h text:style-name="P23" text:outline-level="3" text:is-list-header="true">Le niveau 1: Processus Répartie</text:h>
      <text:p text:style-name="Standard"/>
      <text:p text:style-name="Standard"><text:tab/>Ce processus est géré par différents groupe d'utilisateur. Ces groupes sont répartis sur chaque site. Ils sont affectés à la FTA par rapport à leur site de rattachement « Localisation » donné sur leur Profil Intranet.</text:p>
      <text:p text:style-name="Standard"/>
      <text:h text:style-name="P23" text:outline-level="3" text:is-list-header="true">Exemple: Processus Qualité</text:h>
      <text:p text:style-name="Standard"/>
      <text:p text:style-name="Standard"><text:tab/>Ce processus est réparti sur tous les sites de productions. Par conséquent, les utilisateurs affectés à ce processus ne verrons que la FTA dont <text:span text:style-name="T6">le site d'Assemblage</text:span> est identique au site de <text:span text:style-name="T6">Localisation</text:span> de l'utilisateur. Ainsi, La RAQ d'Avignon, gérant le processus Qualité, interviendra uniquement dans les FTA dont le site de production est Avignon.</text:p>
      <text:p text:style-name="Standard"/>
      <text:h text:style-name="Heading_20_3" text:outline-level="3">Forcer la gestion d'un processus par un autre site</text:h>
      <text:p text:style-name="Standard"/>
      <text:p text:style-name="Standard"><text:tab/>La table fta_processus_multisite permet de forcer la gestion d'un processus par un autre site. </text:p>
      <text:p text:style-name="Standard"><text:tab/></text:p>
      <text:list text:style-name="L9">
        <text:list-item>
          <text:p text:style-name="P26">id_processus_fta_processus_multisite: <text:tab/><text:tab/>Identifiant du processus concerné</text:p>
        </text:list-item>
        <text:list-item>
          <text:p text:style-name="P26">id_site_processus_fta_processus_multisite : <text:tab/>Identifiant du site qui gère ce processus (cf. id_geo)</text:p>
        </text:list-item>
        <text:list-item>
          <text:p text:style-name="P26">id_site_assemblage_fta_processus_multisite :<text:tab/>Identifiant du site d'assemblage qui va être géré par le processus (cf. id_site)</text:p>
        </text:list-item>
      </text:list>
      <text:p text:style-name="Standard"/>
      <text:h text:style-name="P23" text:outline-level="3" text:is-list-header="true">Exemple: Processus R&amp;D</text:h>
      <text:p text:style-name="Standard"/>
      <text:p text:style-name="Standard"><text:tab/>Le processus R&amp;D (=id_processus_fta_processus_multisite) du site d'Avignon (=id_site_processus_fta_processus_multisite) gère les FTA dont le site d'assemblage est Lamballe (=id_site_assemblage_fta_processus_multisite).</text:p>
      <text:p text:style-name="Standard"/>
      <text:p text:style-name="Standard"/>
      <text:p text:style-name="Standard"/>
      <text:h text:style-name="P18" text:outline-level="1" text:is-list-header="true">Configuration des Chapitres(<text:a xlink:type="simple" xlink:href="http://avi1203.agis.fr/phpMyAdmin/tbl_properties_structure.php?lang=fr-iso-8859-1&amp;server=1&amp;db=agis_dev&amp;table=fta_chapitre">fta_chapitre</text:a>)</text:h>
      <text:h text:style-name="P21" text:outline-level="2" text:is-list-header="true">Attachement d'un Chapitre à un Processus</text:h>
      <text:p text:style-name="Standard"/>
      <text:list text:style-name="L10">
        <text:list-item>
          <text:p text:style-name="P27">Le module Fiche Technique Article doit être le plus souple possible. Pour renforcer cette qualité, la gestion d'un chapitre peut être confiée à un autre processus.</text:p>
        </text:list-item>
      </text:list>
      <text:p text:style-name="Standard"/>
      <text:p text:style-name="Standard">L'affectation s'effectue via la modification de la table <text:a xlink:type="simple" xlink:href="http://avi1203.agis.fr/phpMyAdmin/tbl_properties_structure.php?lang=fr-iso-8859-1&amp;server=1&amp;db=agis_dev&amp;table=fta_chapitre">fta_chapitre.</text:a><text:a xlink:type="simple" xlink:href="http://avi1203.agis.fr/phpMyAdmin/tbl_properties_structure.php?lang=fr-iso-8859-1&amp;server=1&amp;db=agis_dev&amp;table=fta_chapitre"><text:span text:style-name="T7"> </text:span></text:a>Utiliser le champ <text:a xlink:type="simple" xlink:href="http://avi1203.agis.fr/phpMyAdmin/sql.php?lang=fr-iso-8859-1&amp;server=1&amp;collation_connection=utf8_general_ci&amp;db=agis_dev&amp;table=fta_chapitre&amp;pos=0&amp;session_max_rows=30&amp;disp_direction=horizontal&amp;repeat_cells=100&amp;dontlimitchars=0&amp;sql_query=SELECT+%2A+FROM+%60fta_chapitre%60++ORDER+BY+%60id_fta_processus%60+ASC">id_fta_processus</text:a> de la table <text:a xlink:type="simple" xlink:href="http://avi1203.agis.fr/phpMyAdmin/tbl_properties_structure.php?lang=fr-iso-8859-1&amp;server=1&amp;collation_connection=utf8_general_ci&amp;db=agis_dev&amp;table=fta_chapitre">fta_chapitre</text:a> pour définir le processus chargé de gérer ce chapitre.</text:p>
      <text:p text:style-name="Standard"/>
      <text:h text:style-name="P21" text:outline-level="2" text:is-list-header="true">Cas des chapitres de type « publics »</text:h>
      <text:p text:style-name="Standard"/>
      <text:p text:style-name="Standard">Les chapitre avec un id_fta_processus=0 sont dit « Publics ». Ils sont purement informatif, consultable et pas modifiables.</text:p>
      <text:p text:style-name="Standard"/>
      <text:p text:style-name="Standard"/>
      <text:h text:style-name="Heading_20_1" text:outline-level="1">Configuration des Cycles de vie</text:h>
      <text:p text:style-name="Standard"/>
      <text:h text:style-name="Heading_20_2" text:outline-level="2">Ressources</text:h>
      <text:p text:style-name="Standard"/>
      <text:list text:style-name="L11">
        <text:list-item>
          <text:p text:style-name="P28">Table de données: <text:a xlink:type="simple" xlink:href="http://avi1203.agis.fr/phpMyAdmin/sql.php?lang=fr-iso-8859-1&amp;server=1&amp;db=agis_dev&amp;table=fta_processus_cycle&amp;goto=tbl_properties.php&amp;back=tbl_properties.php&amp;sql_query=SELECT+%2A+FROM+%60fta_processus_cycle%60&amp;pos=0">Afficher</text:a></text:p>
        </text:list-item>
      </text:list>
      <text:p text:style-name="Standard"/>
      <text:list text:style-name="L12">
        <text:list-item>
          <text:p text:style-name="P29">Schéma explicatif: <text:a xlink:type="simple" xlink:href="../../analyse/cycle-0.4.odg">cycle-0.4.odg</text:a></text:p>
        </text:list-item>
      </text:list>
      <text:p text:style-name="Standard"/>
      <text:p text:style-name="Standard">Suivant l'état dans lequel on transite une FTA, la liste des processus intervenant dans la saisie des informations peu varier. Par exemple, la liste des processus entrant dans le réalisation d'une FTA en état initialisation ne sera pas la même que pour FTA étant en mise à jour.</text:p>
      <text:p text:style-name="Standard"/>
      <text:p text:style-name="P30">id_fta_processus_cycle</text:p>
      <text:p text:style-name="Standard"><text:s/><text:tab/>Identifiant automatique. Laisser MySQL gérer cette information.</text:p>
      <text:p text:style-name="Standard"/>
      <text:p text:style-name="Standard">id_init_fta_processus: Identifiant du processus entrant</text:p>
      <text:p text:style-name="Standard">id_next_fta_processus: Identifiant du processus sortant</text:p>
      <text:p text:style-name="Standard">id_etat_fta_processus_cycle: Etat auquel est rattaché le cycle.</text:p>
      <text:p text:style-name="Standard"/>
      <text:p text:style-name="Standard"/>
      <text:h text:style-name="Heading_20_2" text:outline-level="2">Exemple type « mono-processus »:</text:h>
      <text:p text:style-name="Standard"/>
      <text:p text:style-name="Standard">Si seul un processus appelé « Qualité » entre dans le cycle de vie de l'état Modification:</text:p>
      <text:p text:style-name="Standard">Enregistrer uniquement cette information:</text:p>
      <text:p text:style-name="Standard"><text:tab/>id_init_fta = 7: Identifiant du processus Qualité. Récupérer la valeur de id_fta_processus pour le processus Qualité</text:p>
      <text:p text:style-name="Standard"><text:tab/>id_next_fta = NULL: Etant le seul processus intervenant dans le cycle de vie, il n'y a pas de processus suivant.</text:p>
      <text:p text:style-name="Standard"><text:tab/>id_etat_fta_processus_cycle = M: correspondant à la valeur <text:a xlink:type="simple" xlink:href="http://avi1203.agis.fr/phpMyAdmin/sql.php?lang=fr-iso-8859-1&amp;server=1&amp;db=agis_dev&amp;table=fta_etat&amp;pos=0&amp;session_max_rows=30&amp;disp_direction=horizontal&amp;repeat_cells=100&amp;dontlimitchars=0&amp;sql_query=SELECT+%2A+FROM+%60fta_etat%60++ORDER+BY+%60abreviation_fta_etat%60+ASC">abreviation_fta_etat</text:a> de l'etat Mise à jour. Voir la table fta_etat</text:p>
      <text:p text:style-name="Standard"/>
      <text:h text:style-name="Heading_20_2" text:outline-level="2">Exemple type « workflow »:</text:h>
      <text:p text:style-name="Standard"/>
      <text:p text:style-name="Standard">Un cycle de type Workflow doit impérativement commencer par un seul et unique processus. En revanche, il peut être terminé par plusieurs processus en même temps.</text:p>
      <text:p text:style-name="Standard"/>
      <text:p text:style-name="Standard">Prenons le cas suivant. L'état initialisation commence par les processus « A », « B », « C » et « D » dans l'ordre suivant:</text:p>
      <text:p text:style-name="Standard"/>
      <text:p text:style-name="Standard"><draw:g text:anchor-type="paragraph" draw:z-index="5" draw:style-name="gr2"><draw:rect draw:style-name="gr3" draw:text-style-name="P31" svg:width="20.423cm" svg:height="8cm" svg:x="2.646cm" svg:y="0.002cm"><text:p/></draw:rect><draw:rect draw:style-name="gr4" draw:text-style-name="P31" draw:id="id1" svg:width="1.502cm" svg:height="1.001cm" svg:x="7.146cm" svg:y="3.002cm"><text:p text:style-name="P32"><text:span text:style-name="T8">A</text:span></text:p></draw:rect><draw:rect draw:style-name="gr4" draw:text-style-name="P31" draw:id="id3" svg:width="1.502cm" svg:height="1.001cm" svg:x="13.646cm" svg:y="2.002cm"><text:p text:style-name="P32"><text:span text:style-name="T8">B</text:span></text:p></draw:rect><draw:rect draw:style-name="gr4" draw:text-style-name="P31" draw:id="id2" svg:width="1.5cm" svg:height="1.001cm" svg:x="10.146cm" svg:y="5.003cm"><text:p text:style-name="P32"><text:span text:style-name="T8">C</text:span></text:p></draw:rect><draw:rect draw:style-name="gr4" draw:text-style-name="P31" draw:id="id4" svg:width="1.502cm" svg:height="1.001cm" svg:x="13.646cm" svg:y="5.003cm"><text:p text:style-name="P32"><text:span text:style-name="T8">D</text:span></text:p></draw:rect><draw:ellipse draw:style-name="gr5" draw:text-style-name="P31" draw:id="id5" svg:width="5.001cm" svg:height="1.001cm" svg:x="2.646cm" svg:y="0.501cm"><text:p text:style-name="P32"><text:span text:style-name="T8">Début du cycle</text:span></text:p></draw:ellipse><draw:ellipse draw:style-name="gr5" draw:text-style-name="P31" draw:id="id6" svg:width="5.001cm" svg:height="1.001cm" svg:x="17.145cm" svg:y="0.501cm"><text:p text:style-name="P32"><text:span text:style-name="T8">Fin du cycle</text:span></text:p></draw:ellipse><draw:connector draw:style-name="gr6" draw:text-style-name="P31" draw:type="lines" svg:x1="7.895cm" svg:y1="4.003cm" svg:x2="10.147cm" svg:y2="5.504cm" draw:start-shape="id1" draw:start-glue-point="2" draw:end-shape="id2"><text:p/></draw:connector><draw:connector draw:style-name="gr6" draw:text-style-name="P31" draw:type="lines" svg:x1="7.895cm" svg:y1="3.004cm" svg:x2="13.647cm" svg:y2="2.501cm" draw:start-shape="id1" draw:start-glue-point="0" draw:end-shape="id3" draw:end-glue-point="3"><text:p/></draw:connector><draw:connector draw:style-name="gr6" draw:text-style-name="P31" draw:type="lines" svg:x1="11.645cm" svg:y1="5.502cm" svg:x2="13.647cm" svg:y2="5.502cm" draw:start-shape="id2" draw:start-glue-point="1" draw:end-shape="id4" draw:end-glue-point="3"><text:p/></draw:connector><draw:connector draw:style-name="gr6" draw:text-style-name="P31" draw:type="lines" draw:line-skew="1cm" svg:x1="5.145cm" svg:y1="1.501cm" svg:x2="7.147cm" svg:y2="3.503cm" draw:start-shape="id5" draw:start-glue-point="2" draw:end-shape="id1" draw:end-glue-point="3"><text:p/></draw:connector><draw:connector draw:style-name="gr6" draw:text-style-name="P31" draw:type="lines" draw:line-skew="0cm 1.499cm" svg:x1="15.147cm" svg:y1="3.501cm" svg:x2="19.647cm" svg:y2="1.501cm" draw:start-shape="id3" draw:start-glue-point="1" draw:end-shape="id6" draw:end-glue-point="2"><text:p/></draw:connector><draw:connector draw:style-name="gr6" draw:text-style-name="P31" draw:type="lines" draw:line-skew="0cm 1.499cm" svg:x1="15.147cm" svg:y1="5.503cm" svg:x2="19.647cm" svg:y2="1.501cm" draw:start-shape="id4" draw:start-glue-point="1" draw:end-shape="id6" draw:end-glue-point="2"><text:p/></draw:connector><draw:line draw:style-name="gr7" draw:text-style-name="P31" svg:x1="9.647cm" svg:y1="2.002cm" svg:x2="9.647cm" svg:y2="6.502cm"><text:p/></draw:line><draw:line draw:style-name="gr7" draw:text-style-name="P31" svg:x1="12.645cm" svg:y1="2.002cm" svg:x2="12.645cm" svg:y2="6.502cm"><text:p/></draw:line><draw:line draw:style-name="gr7" draw:text-style-name="P31" svg:x1="6.146cm" svg:y1="2.002cm" svg:x2="6.146cm" svg:y2="6.502cm"><text:p/></draw:line><draw:frame draw:style-name="gr8" draw:text-style-name="P34" svg:width="2.001cm" svg:height="0.75cm" svg:x="7.146cm" svg:y="6.502cm"><draw:text-box><text:p text:style-name="P33"><text:span text:style-name="T9">Etape 1</text:span></text:p></draw:text-box></draw:frame><draw:frame draw:style-name="gr8" draw:text-style-name="P34" svg:width="2.001cm" svg:height="0.75cm" svg:x="13.646cm" svg:y="6.502cm"><draw:text-box><text:p text:style-name="P33"><text:span text:style-name="T9">Etape 3</text:span></text:p></draw:text-box></draw:frame><draw:frame draw:style-name="gr8" draw:text-style-name="P34" svg:width="2.001cm" svg:height="0.75cm" svg:x="10.146cm" svg:y="6.502cm"><draw:text-box><text:p text:style-name="P33"><text:span text:style-name="T9">Etape 2</text:span></text:p></draw:text-box></draw:frame><draw:line draw:style-name="gr7" draw:text-style-name="P31" svg:x1="16.147cm" svg:y1="2.002cm" svg:x2="16.147cm" svg:y2="6.502cm"><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eci se présenta dans la table sous la forme des données suivantes:</text:p>
      <text:p text:style-name="Standard"/>
      <text:h text:style-name="Heading_20_3" text:outline-level="3">Etape 1:</text:h>
      <text:p text:style-name="Standard"/>
      <text:p text:style-name="P35">id_init_fta = identifiant du processus A</text:p>
      <text:p text:style-name="P35">id_next_fta = identifiant du processus B</text:p>
      <text:p text:style-name="P35">id_etat_fta_processus_cycle = I</text:p>
      <text:p text:style-name="P35"/>
      <text:p text:style-name="P35">id_init_fta = identifiant du processus A</text:p>
      <text:p text:style-name="P35">id_next_fta = identifiant du processus C</text:p>
      <text:p text:style-name="P35">id_etat_fta_processus_cycle = I</text:p>
      <text:h text:style-name="Heading_20_3" text:outline-level="3">Etape 2:</text:h>
      <text:p text:style-name="Standard"/>
      <text:p text:style-name="P35">id_init_fta = identifiant du processus C</text:p>
      <text:p text:style-name="P35">id_next_fta = identifiant du processus D</text:p>
      <text:p text:style-name="P35">id_etat_fta_processus_cycle = I</text:p>
      <text:p text:style-name="P35"/>
      <text:p text:style-name="P35">id_init_fta = identifiant du processus A</text:p>
      <text:p text:style-name="P35">id_next_fta = identifiant du processus C</text:p>
      <text:p text:style-name="P35">id_etat_fta_processus_cycle = I</text:p>
      <text:h text:style-name="Heading_20_3" text:outline-level="3">Etape 3:</text:h>
      <text:p text:style-name="Standard"/>
      <text:p text:style-name="P35">id_init_fta = identifiant du processus B</text:p>
      <text:p text:style-name="P35">id_next_fta = <text:span text:style-name="T10">NULL</text:span></text:p>
      <text:p text:style-name="P35">id_etat_fta_processus_cycle = I</text:p>
      <text:p text:style-name="P35"/>
      <text:p text:style-name="P35">id_init_fta = identifiant du processus D</text:p>
      <text:p text:style-name="P35">id_next_fta = <text:span text:style-name="T10">NULL</text:span></text:p>
      <text:p text:style-name="P35">id_etat_fta_processus_cycle = I</text:p>
      <text:p text:style-name="Standard"/>
      <text:h text:style-name="P18" text:outline-level="1" text:is-list-header="true">Fichier de Configuration (config.php)</text:h>
      <text:p text:style-name="P9"/>
      <text:p text:style-name="P9"/>
      <text:p text:style-name="P9">Ce fichier permet de configurer certaines variables du module.</text:p>
      <text:p text:style-name="P9"/>
      <text:h text:style-name="Heading_20_2" text:outline-level="2">Mode debug:</text:h>
      <text:p text:style-name="P9"/>
      <text:list text:style-name="List_20_1">
        <text:list-item text:start-value="1">
          <text:p text:style-name="code_20_source">$mode_debug</text:p>
        </text:list-item>
      </text:list>
      <text:p text:style-name="P9"/>
      <text:p text:style-name="P9">Pour outre passer certaines fonctionnalités de restriction et de contrôle de cohérence, le mode DEBUG peut être activé. Pour ce faire, éditer le fichier config.php situé dans le module et passer la valeur de la variable « $mode_debug » à « 1 ».</text:p>
      <text:p text:style-name="P9"/>
      <text:p text:style-name="P9">Il permet aussi d'accéder à la passerelle de migration du module V1 vers la V2</text:p>
      <text:p text:style-name="P9"/>
      <text:p text:style-name="P9"/>
      <text:h text:style-name="Heading_20_2" text:outline-level="2">Activation du système de diffusion par mail</text:h>
      <text:p text:style-name="Standard"/>
      <text:list text:style-name="List_20_1">
        <text:list-item text:start-value="1">
          <text:p text:style-name="code_20_source">$active_mail_subsystem </text:p>
        </text:list-item>
      </text:list>
      <text:p text:style-name="P9"/>
      <text:p text:style-name="P9">Cette variable permet d'activer ou de désactiver l'ensemble de la fonctionnalité d'information par mail.</text:p>
      <text:p text:style-name="P9"/>
      <text:p text:style-name="P9"/>
      <text:h text:style-name="P18" text:outline-level="1" text:is-list-header="true">Liste de diffusion</text:h>
      <text:p text:style-name="Standard"/>
      <text:h text:style-name="P21" text:outline-level="2" text:is-list-header="true">Activation de la liste de diffusion par mail au niveau Processus</text:h>
      <text:p text:style-name="Standard"/>
      <text:list text:style-name="L13">
        <text:list-item>
          <text:p text:style-name="P36">Cette étape de configuration active la fonctionnalité de la liste de diffusion au niveau Processus. Tant que le processus n'est pas activé, les droits utilisateurs ne sont pas consultés.</text:p>
        </text:list-item>
      </text:list>
      <text:p text:style-name="Standard"/>
      <text:p text:style-name="Standard"/>
      <text:p text:style-name="Standard"><text:a xlink:type="simple" xlink:href="http://avi1203.agis.fr/phpMyAdmin/sql.php?lang=fr-iso-8859-1&amp;server=1&amp;db=agis_dev&amp;table=fta_processus&amp;pos=0&amp;session_max_rows=30&amp;disp_direction=horizontal&amp;repeat_cells=100&amp;dontlimitchars=0&amp;sql_query=SELECT+%2A+FROM+%60fta_processus%60++ORDER+BY+%60mail_fta_processus%60+ASC">mail_fta_processus</text:a> [ 0 | 1 | 2]:</text:p>
      <text:p text:style-name="Standard"/>
      <text:p text:style-name="Standard"><text:tab/>Si 0, les utilisateurs attachés à ce processus ne recevrons plus de mails leur indiquant l'état d'avancement de la FTA</text:p>
      <text:p text:style-name="Standard"><text:tab/>Si 1, les droits d'accès de diffusion des utilisateurs seront consultés pour déterminer si ils doivent recevoir ou non les notifications</text:p>
      <text:p text:style-name="Standard"><text:tab/>Si 2, les utilisateurs de tout les processus recevront systématiquement la notification, sans même regarder les droits d'accès de <text:span text:style-name="T11">diffusion</text:span></text:p>
      <text:p text:style-name="P37"/>
      <text:p text:style-name="P9"/>
      <text:h text:style-name="P21" text:outline-level="2" text:is-list-header="true">Droits d'accès des utilisateurs</text:h>
      <text:p text:style-name="P9"/>
      <text:p text:style-name="P9">- L'affectation du droits d'accès s'effectue via l'Action générique « diffusion »</text:p>
      <text:p text:style-name="P9"/>
      <text:p text:style-name="P9"><draw:frame draw:style-name="fr2" draw:name="Image3" text:anchor-type="paragraph" svg:x="9.155cm" svg:y="0.053cm" svg:width="7.146cm" svg:height="1.854cm" draw:z-index="3"><draw:image xlink:href="Pictures/2000000800001BE90000073D1A4AF26C.svm" xlink:type="simple" xlink:show="embed" xlink:actuate="onLoad"/></draw:frame><draw:ellipse text:anchor-type="paragraph" draw:z-index="4" draw:style-name="gr9" draw:text-style-name="P19" svg:width="2.777cm" svg:height="1.509cm" svg:x="12.464cm" svg:y="0.552cm"><text:p/></draw:ellipse></text:p>
      <text:p text:style-name="P9"/>
      <text:p text:style-name="P9"/>
      <text:p text:style-name="P9"/>
      <text:h text:style-name="P18" text:outline-level="1" text:is-list-header="true">Création d'un nouveau Dossier Fiche Technique Article</text:h>
      <text:p text:style-name="P9"/>
      <text:p text:style-name="P9">Il existe différentes méthodes pour créer un nouveau Dossier Fiche Technique Article:</text:p>
      <text:p text:style-name="P9"/>
      <text:h text:style-name="P21" text:outline-level="2" text:is-list-header="true">- Création d'un dossier vierge</text:h>
      <text:p text:style-name="P9"/>
      <text:h text:style-name="P21" text:outline-level="2" text:is-list-header="true">- Création à partir d'une Fiche Technique Article existante</text:h>
      <text:p text:style-name="P9"/>
      <text:h text:style-name="P23" text:outline-level="3" text:is-list-header="true">- Création par duplication complète</text:h>
      <text:p text:style-name="P9"/>
      <text:p text:style-name="P9"><text:tab/>La duplication complète permet de pré-remplir l'intégralité de la fiche du dossier. Aussi tous les processus trouverons des chapitres déjà remplis et à mettre à jour.</text:p>
      <text:h text:style-name="P23" text:outline-level="3" text:is-list-header="true">- Création par duplication sélective(non gérée pour l'instant)</text:h>
      <text:p text:style-name="Standard"/>
      <text:p text:style-name="Standard"><text:tab/>Cette duplication ne gère que les chapitres des processus sélectionné.</text:p>
      <text:p text:style-name="Standard"/>
      <text:h text:style-name="P18" text:outline-level="1" text:is-list-header="true">Gestion des états de la Fiche Technique Article</text:h>
      <text:p text:style-name="Standard"/>
      <text:list text:style-name="L14">
        <text:list-item>
          <text:p text:style-name="P38">Le passage de l'état Initialisation à l'état Création s'effectue automatiquement dès la validation du processus « Définition de Projet »</text:p>
        </text:list-item>
      </text:list>
      <text:p text:style-name="Standard"/>
      <text:h text:style-name="P21" text:outline-level="2" text:is-list-header="true">Validation d'une FTA</text:h>
      <text:p text:style-name="P9"/>
      <text:h text:style-name="P23" text:outline-level="3" text:is-list-header="true">Activation du jeton « Code Agrologic »</text:h>
      <text:p text:style-name="Standard"/>
      <text:p text:style-name="Standard">La table fta contient l'information « reference_agrologic_fta ». Il s'agit du code Agrologic qui sera utilisé lors de l'activation du code article.</text:p>
      <text:p text:style-name="Standard"/>
      <text:p text:style-name="Standard">L'activation se résume en copiant cette information dans la table access_arti2 sur le champ CODE_ARTICLE, puis en mettant le flag «  actif » à « -1 »</text:p>
      <text:p text:style-name="Standard"/>
      <text:p text:style-name="Standard"/>
      <text:p text:style-name="Standard"/>
      <text:h text:style-name="Heading_20_2" text:outline-level="2">Droits d'accès sur les transitions d'état (<text:a xlink:type="simple" xlink:href="http://avi1203.agis.fr/phpMyAdmin/tbl_properties_structure.php?lang=fr-iso-8859-1&amp;server=1&amp;db=agis&amp;table=fta_transition">fta_transition</text:a>)</text:h>
      <text:p text:style-name="Standard"/>
      <text:list text:style-name="L15">
        <text:list-item>
          <text:p text:style-name="P39">La table <text:a xlink:type="simple" xlink:href="http://avi1203.agis.fr/phpMyAdmin/tbl_properties_structure.php?lang=fr-iso-8859-1&amp;server=1&amp;db=agis&amp;table=fta_transition">fta_transition</text:a> permet de définir deux choses:</text:p>
          <text:list>
            <text:list-item>
              <text:p text:style-name="P39">les possibilités de transition d'état</text:p>
            </text:list-item>
            <text:list-item>
              <text:p text:style-name="P39">Le processus propriétaire qui pourra réaliser cette transition</text:p>
            </text:list-item>
          </text:list>
        </text:list-item>
      </text:list>
      <text:p text:style-name="Standard"/>
      <text:p text:style-name="Standard">Exemple:</text:p>
      <text:p text:style-name="Standard"/>
      <text:p text:style-name="Standard"><draw:frame draw:style-name="fr3" draw:name="Image5" text:anchor-type="paragraph" svg:width="21.267cm" svg:height="0.69cm" draw:z-index="7"><draw:image xlink:href="Pictures/2000000800004B0A000002B1BA487C8A.svm" xlink:type="simple" xlink:show="embed" xlink:actuate="onLoad"/></draw:frame></text:p>
      <text:p text:style-name="Standard"/>
      <text:p text:style-name="Standard">La transition d'un état de Mise à jour du Tarif vers un état Validé n'est réalsable que par le processus n°6 de la table <text:a xlink:type="simple" xlink:href="http://avi1203.agis.fr/phpMyAdmin/tbl_properties_structure.php?lang=fr-iso-8859-1&amp;server=1&amp;db=agis_dev&amp;table=fta_processus">fta_processus</text:a> (en l'occurence le Processus Gestion des Articles)</text:p>
      <text:p text:style-name="Standard"/>
      <text:h text:style-name="Heading_20_1" text:outline-level="1">Passerelle de migration v1 --&gt; v2</text:h>
      <text:p text:style-name="Standard"/>
      <text:p text:style-name="Standard">La passerelle de migration permet de basculer les ancienne fiche technique vers le nouveau module.</text:p>
      <text:p text:style-name="Standard"/>
      <text:h text:style-name="Heading_20_3" text:outline-level="3">Préalable</text:h>
      <text:p text:style-name="Standard"><text:tab/>Activer le module en mode debug</text:p>
      <text:p text:style-name="Standard"/>
      <text:p text:style-name="Standard"/>
      <text:h text:style-name="Heading_20_3" text:outline-level="3">Action à réaliser pour une migration complète.</text:h>
      <text:p text:style-name="Standard"/>
      <text:list text:style-name="L16">
        <text:list-item>
          <text:p text:style-name="P40">Lancer la commande "Epurer toutes les FTA"</text:p>
        </text:list-item>
        <text:list-item>
          <text:p text:style-name="P40">Réinitialiser les compteur d'index MySQL des tables suivantes avec la valeur "1":</text:p>
          <text:list>
            <text:list-item>
              <text:list>
                <text:list-item>
                  <text:p text:style-name="P40">fta</text:p>
                </text:list-item>
                <text:list-item>
                  <text:p text:style-name="P40"><text:a xlink:type="simple" xlink:href="http://avi1203.agis.fr/phpMyAdmin/tbl_properties_structure.php?lang=fr-iso-8859-1&amp;server=1&amp;db=agis&amp;table=fta_composition">fta_composition</text:a> </text:p>
                </text:list-item>
                <text:list-item>
                  <text:p text:style-name="P40"><text:a xlink:type="simple" xlink:href="http://avi1203.agis.fr/phpMyAdmin/tbl_properties_structure.php?lang=fr-iso-8859-1&amp;server=1&amp;db=agis&amp;table=fta_conditionnement">fta_conditionnement</text:a> </text:p>
                </text:list-item>
                <text:list-item>
                  <text:p text:style-name="P40"><text:a xlink:type="simple" xlink:href="http://avi1203.agis.fr/phpMyAdmin/tbl_properties_structure.php?lang=fr-iso-8859-1&amp;server=1&amp;db=agis&amp;table=fta_nomenclature">fta_nomenclature</text:a> </text:p>
                </text:list-item>
                <text:list-item>
                  <text:p text:style-name="P40"><text:a xlink:type="simple" xlink:href="http://avi1203.agis.fr/phpMyAdmin/tbl_properties_structure.php?lang=fr-iso-8859-1&amp;server=1&amp;db=agis&amp;table=fta_suivi_projet">fta_suivi_projet</text:a> </text:p>
                </text:list-item>
              </text:list>
            </text:list-item>
          </text:list>
        </text:list-item>
      </text:list>
      <text:p text:style-name="Standard"/>
      <text:p text:style-name="Standard"/>
      <text:p text:style-name="Standard"/>
      <text:p text:style-name="Standard"/>
      <text:h text:style-name="Heading_20_2" text:outline-level="2">Générer une FTA a partir d'un enregistrement access_arti2 déjà existant</text:h>
      <text:p text:style-name="Standard"/>
      <text:list text:style-name="L17">
        <text:list-item>
          <text:p text:style-name="P41">Créer une FTA vierge en état Initialisation avec une désignation commerciale correspondant au LIBELLE_CLIENT de l'enregistrement access_arti2</text:p>
        </text:list-item>
      </text:list>
      <text:p text:style-name="Standard"/>
      <text:p text:style-name="Standard"><draw:frame draw:style-name="fr3" draw:name="Image4" text:anchor-type="paragraph" svg:width="7.093cm" svg:height="4.764cm" draw:z-index="6"><draw:image xlink:href="Pictures/2000000800001BB40000129C463FDC14.svm" xlink:type="simple" xlink:show="embed" xlink:actuate="onLoad"/></draw:frame></text:p>
      <text:list text:style-name="L17">
        <text:list-item text:start-value="1">
          <text:p text:style-name="P41">Récupérer l'id_fta nouvellement créée. il est visible dans la barre de navigation.</text:p>
        </text:list-item>
      </text:list>
      <text:p text:style-name="Standard"/>
      <text:list text:style-name="L17">
        <text:list-item text:start-value="1">
          <text:p text:style-name="P41">Mettre à jour le champ id_fta dans la table access_arti2 (correspondant au code access_arti2 créé précédemment)</text:p>
          <text:p text:style-name="P41"/>
        </text:list-item>
      </text:list>
      <text:list text:style-name="L18">
        <text:list-item>
          <text:p text:style-name="P42">Récupérer l'id_access_arti2 de la table access_arti2</text:p>
        </text:list-item>
      </text:list>
      <text:p text:style-name="Standard"/>
      <text:list text:style-name="L19">
        <text:list-item>
          <text:p text:style-name="P43">Mettre à jour le champ id_access_arti2 de la table fta</text:p>
        </text:list-item>
      </text:list>
      <text:p text:style-name="Standard"/>
      <text:list text:style-name="L20">
        <text:list-item>
          <text:p text:style-name="P44">Supprimer l'enregistrement access_arti2 vierge qui a était généré lors de la création</text:p>
          <text:p text:style-name="P44"/>
        </text:list-item>
        <text:list-item>
          <text:p text:style-name="P44">Dans la table FTA, mettre à jour le champ id_article_agrologic avec le code agrologic existant</text:p>
        </text:list-item>
      </text:list>
      <text:p text:style-name="Standard"/>
      <text:p text:style-name="Standard"/>
      <text:h text:style-name="P18" text:outline-level="1" text:is-list-header="true">Dictionnaire des données</text:h>
      <text:p text:style-name="Standard"/>
      <text:h text:style-name="P21" text:outline-level="2" text:is-list-header="true">Table access_arti2</text:h>
      <text:p text:style-name="Standard"/>
      <text:h text:style-name="P23" text:outline-level="3" text:is-list-header="true">activation_codesoft_arti2 </text:h>
      <text:p text:style-name="Standard"/>
      <text:p text:style-name="Standard">0 = Il n'y a pas d'étiquette</text:p>
      <text:p text:style-name="Standard">1 = Etiquette Colis</text:p>
      <text:p text:style-name="Standard">2 = Etiquette Sachet</text:p>
      <text:p text:style-name="Standard">3= Etiquette Colis + Etiquette Sachet</text:p>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draw:marker draw:name="Arrow" svg:viewBox="0 0 20 30" svg:d="m10 0-10 30h20z"/>
    <draw:stroke-dash draw:name="Ultrafine_20_2_20_Dots_20_3_20_Dashes" draw:display-name="Ultrafine 2 Dots 3 Dashes" draw:style="rect" draw:dots1="2" draw:dots1-length="0.029cm" draw:dots2="3" draw:dots2-length="0.144cm" draw:distance="0.07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paragraph-properties>
      <style:text-properties style:use-window-font-color="true" style:font-name="Arial1" fo:font-size="10pt" fo:language="fr" fo:country="FR" style:font-name-asian="Times New Roman" style:font-size-asian="12pt" style:language-asian="fr" style:country-asian="FR"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center" style:justify-single-word="false" fo:text-indent="0cm" style:auto-text-indent="false" fo:padding-left="0.141cm" fo:padding-right="0.141cm" fo:padding-top="0.035cm" fo:padding-bottom="0.035cm" fo:border="0.002cm solid #000000" fo:keep-with-next="always"/>
      <style:text-properties fo:color="#0000ff" style:font-name="Courier New" fo:font-size="18pt" fo:font-weight="bold" style:letter-kerning="true" style:font-size-asian="20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padding-left="0cm" fo:padding-right="0cm" fo:padding-top="0cm" fo:padding-bottom="0.035cm" fo:border-left="none" fo:border-right="none" fo:border-top="none" fo:border-bottom="0.002cm solid #000000" fo:keep-with-next="always"/>
      <style:text-properties fo:color="#0000ff" style:font-name="Courier New" fo:font-size="12pt" fo:font-style="italic" fo:font-weight="bold" style:font-size-asian="14pt" style:font-style-asian="italic"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color="#0000ff" style:font-name="Courier New" fo:font-size="10.5pt" fo:font-style="italic" style:text-underline-style="wave" style:text-underline-width="auto" style:text-underline-color="font-color" style:font-size-asian="12pt" style:font-style-asian="italic"/>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4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4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4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44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4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48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94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4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95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452cm" style:type="right" style:leader-style="dotted" style:leader-text="."/>
        </style:tab-stops>
      </style:paragraph-properties>
    </style:style>
    <style:style style:name="WW-Titre" style:family="paragraph" style:parent-style-name="Standard" style:next-style-name="Text_20_body">
      <style:paragraph-properties fo:margin-top="0.423cm" fo:margin-bottom="0.212cm" fo:keep-with-next="always"/>
      <style:text-properties style:font-name="Albany" fo:font-size="14pt" style:font-name-asian="HG Mincho Light J" style:font-size-asian="14pt"/>
    </style:style>
    <style:style style:name="code_20_source" style:display-name="code source" style:family="paragraph" style:parent-style-name="Heading_20_9" style:list-style-name="List_20_1" style:class="text">
      <style:paragraph-properties fo:margin-left="1cm" fo:margin-right="0cm" fo:text-align="start" style:justify-single-word="false" fo:text-indent="0cm" style:auto-text-indent="false" fo:background-color="#ccffff" fo:padding="0.049cm" fo:border="0.002cm solid #000000">
        <style:tab-stops/>
        <style:background-image/>
      </style:paragraph-properties>
      <style:text-properties style:font-name="Courier New1" fo:font-weight="normal"/>
    </style:style>
    <style:style style:name="ecran_5f_agrologic" style:display-name="ecran_agrologic" style:family="paragraph" style:parent-style-name="Standard" style:next-style-name="Standard" style:class="text">
      <style:paragraph-properties fo:text-align="center" style:justify-single-word="false"/>
      <style:text-properties style:font-name="Courier New1"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Bullet_20_Symbols" text:bullet-char="">
        <style:list-level-properties text:space-before="0.002cm" text:min-label-width="0.497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text-properties fo:font-size="6pt" style:font-size-asian="6pt" style:language-asian="fr" style:country-asian="FR" style:font-size-complex="6pt"/>
    </style:style>
    <style:style style:name="T1" style:family="text">
      <style:text-properties style:language-asian="fr" style:country-asian="FR"/>
    </style:style>
    <style:page-layout style:name="pm1">
      <style:page-layout-properties fo:page-width="20.999cm" fo:page-height="29.699cm" style:num-format="1" style:print-orientation="portrait" fo:margin-top="1.27cm" fo:margin-bottom="0.395cm" fo:margin-left="1.032cm" fo:margin-right="1.023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46cm" fo:margin-left="0cm" fo:margin-right="0cm" fo:margin-bottom="0.847cm" style:dynamic-spacing="true"/>
      </style:header-style>
      <style:footer-style>
        <style:header-footer-properties fo:min-height="2.591cm" fo:margin-left="0cm" fo:margin-right="0cm" fo:margin-top="2.092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Header">Pratiques de Techniques Informatiques</text:p>
        <text:p text:style-name="Header"/>
        <text:p text:style-name="Header"><text:span text:style-name="T1">Service Informatique<text:tab/>Page </text:span><text:span text:style-name="T1"><text:page-number text:select-page="current"/></text:span><text:span text:style-name="T1"><text:tab/></text:span><text:span text:style-name="T1"><text:date style:data-style-name="N30" text:date-value="2007-01-15T10:45:45.46">15/01/2007</text:date></text:span></text:p>
      </style:header>
      <style:footer>
        <text:p text:style-name="Footer"><text:span text:style-name="T1">Page </text:span><text:span text:style-name="T1"><text:page-number text:select-page="current"/></text:span><text:span text:style-name="T1"> sur </text:span><text:span text:style-name="T1"><text:page-count>2</text:page-count></text:span></text:p>
        <text:p text:style-name="P1"><text:file-name text:display="full">\\Avi1203\www\intranet.dev\fta\doc\manuel_administrateur.odt</text:file-n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user agis</meta:initial-creator>
    <meta:creation-date>2006-01-10T10:29:47</meta:creation-date>
    <dc:date>2007-01-15T10:45:45</dc:date>
    <dc:language>fr-FR</dc:language>
    <meta:editing-cycles>37</meta:editing-cycles>
    <meta:editing-duration>P1DT0H7M22S</meta:editing-duration>
    <meta:user-defined meta:name="Info 1"/>
    <meta:user-defined meta:name="Info 2"/>
    <meta:user-defined meta:name="Info 3"/>
    <meta:user-defined meta:name="Info 4"/>
    <meta:document-statistic meta:table-count="0" meta:image-count="5" meta:object-count="0" meta:page-count="2" meta:paragraph-count="254" meta:word-count="2023" meta:character-count="14312"/>
  </office:meta>
</office:document-meta>
</file>